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mo for Powerline" svg:font-family="'Arimo for Powerline'" style:font-pitch="variable"/>
    <style:font-face style:name="TeX Gyre Chorus" svg:font-family="'TeX Gyre Choru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TeX Gyre Chorus" fo:font-size="13.5pt" officeooo:rsid="00163e11" officeooo:paragraph-rsid="00163e11" style:font-size-asian="13.5pt" style:font-size-complex="13.5pt"/>
    </style:style>
    <style:style style:name="T1" style:family="text">
      <style:text-properties officeooo:rsid="00170138"/>
    </style:style>
    <style:style style:name="T2" style:family="text">
      <style:text-properties officeooo:rsid="001b10c7"/>
    </style:style>
    <style:style style:name="T3" style:family="text">
      <style:text-properties officeooo:rsid="00272e88"/>
    </style:style>
    <style:style style:name="T4" style:family="text">
      <style:text-properties officeooo:rsid="0038a659"/>
    </style:style>
    <style:style style:name="T5" style:family="text">
      <style:text-properties officeooo:rsid="003fe9cf"/>
    </style:style>
    <style:style style:name="T6" style:family="text">
      <style:text-properties officeooo:rsid="00477d13"/>
    </style:style>
    <style:style style:name="T7" style:family="text">
      <style:text-properties officeooo:rsid="004df44e"/>
    </style:style>
    <style:style style:name="T8" style:family="text">
      <style:text-properties officeooo:rsid="006a0fc6"/>
    </style:style>
    <style:style style:name="T9" style:family="text">
      <style:text-properties officeooo:rsid="006d5e1f"/>
    </style:style>
    <style:style style:name="T10" style:family="text">
      <style:text-properties officeooo:rsid="0070be1c"/>
    </style:style>
    <style:style style:name="T11" style:family="text">
      <style:text-properties officeooo:rsid="00891d0c"/>
    </style:style>
    <style:style style:name="T12" style:family="text">
      <style:text-properties officeooo:rsid="00955522"/>
    </style:style>
    <style:style style:name="T13" style:family="text">
      <style:text-properties officeooo:rsid="009a2b0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Je suis l’Ancien. Je suis la terre. Mes origines sont perdues dans l’ombre du passé. J’étais le guerrier, bon et juste. En parcourant ces domaines je les ai foudroyés <text:span text:style-name="T13">avec</text:span> la colère d’un dieu juste, <text:span text:style-name="T1">mais les années de guerre et de tuerie ont usé mon âme comme le vent use ces terres.</text:span></text:p>
      <text:p text:style-name="P1"><text:tab/><text:span text:style-name="T2">Toute bonté s’est échappée de ma vie. J’ai vu ma jeunesse et ma force évanouies, et seule la mort me reste. Mon armée s’est installée dans la valée de Barovia et pris le pouvoir sur le peuple au nom d’un dieu juste, mais sans rien de sa grâce ou de sa justice.</text:span></text:p>
      <text:p text:style-name="P1"><text:tab/><text:span text:style-name="T3">J’appella ma famille, depuis trop longtemps enlevés de leur thrônes royaux, et les amena ici pour s’installer dans le château de Ravenloft. Il sont venus avec un de mes petits frères, Sergei. Il était charmant et jeune. Pour une chose comme l’autre je l’ai haï.</text:span></text:p>
      <text:p text:style-name="P1"><text:tab/><text:span text:style-name="T4">Parmis les familles de la vallée, une âme thrône parmis toute autre. Une beauté rare, qui se nommait « perfection », « joie », et « trésor ». Son nom était Tatyana, et je désirai qu’elle soit mienne.</text:span></text:p>
      <text:p text:style-name="P1"><text:tab/><text:span text:style-name="T5">Je l’ai aimée de tout mon coeur. Je l’ai aimé pour sa jeunesse. Je l’ai aimée pour sa joie. Elle m’a repoussé ! « Le vieux », telle était mon nom pour elle - « ancien » et « frère » aussi. Son coeur était à Sergei. Ils étaient fiancés. La date était fixée.</text:span></text:p>
      <text:p text:style-name="P1"><text:tab/><text:span text:style-name="T6">Avec les mots elle m’appelait « frère » mais quand je regardais dans ses yeux je voyais le reflet d’un autre nom : « le mort ». C’était la mort de ce vieux qu’elle voyait en moi. Elle aimait sa jeunesse et en jouissait, mais j’avais dilapidé la mienne.</text:span></text:p>
      <text:p text:style-name="P1"><text:tab/><text:span text:style-name="T7">La mort qu’elle a vu en moi la fit s’éloigner. Et ainsi je haï la mort – ma propre mort. D’une haine si forte. On ne m’appelera pas « mort » à présent. J’ai fait un pacte avec Elle, un pacte sanglant. Au jour du mariage j’ai tué Sergei, mon frère. Mon pacte fut scellé avec son sang.<text:line-break/><text:tab/>J’ai trouvé Tatyana qui pleurait dans le jardin à l’Est de la chapelle. Elle s’enfuit. Elle ne me laissa pas expliquer, et je sentis grandir ma colère. Elle devait comprendre le pacte que j’avais fait pour elle. Je la poursuivit. Enfin, de désespoir, elle s’élanca du haut des murs de Ravenloft, et je vis tout ce que j’avais jamais désiré tomber au-delà de ma portée, et pour toujours.</text:span></text:p>
      <text:p text:style-name="P1"><text:tab/><text:span text:style-name="T8">C’était mille pieds en contrebas, à travers le brouillard. Aucune trace d’elle ne fut jamais retrouvée. Même moi n’a pas la connaissance de ses derniers instants.</text:span></text:p>
      <text:p text:style-name="P1"><text:tab/><text:span text:style-name="T9">Des gardes du château lancèrent des flèches qui m’ont percé, mais je n’étais pas mort. Je n’étais pas vivant non plus. Je devins mort vivant, pour l’éternité.</text:span></text:p>
      <text:p text:style-name="P1"><text:tab/><text:span text:style-name="T10">Depuis j’ai beaucoup étudié. « Vampyr » est mon nouveau nom. Toujours je désire la jeunesse et la vie, et je maudis les vivants qui m’en ont privé. Même le soleil est contre moi. C’est le soleil et sa lumière que je craint le plus, mais du reste, peu me fait du mal maintenant. Même un pieu au coeur ne me tue pas, mais me restraint de mes mouvements. Mais cette épée, cette épée maudite que Sergei a ramené ! Je dois faire disparaître cet outil abject ! Je le hais et en ai peur.</text:span></text:p>
      <text:p text:style-name="P1"><text:tab/><text:span text:style-name="T11">J’ai souvent chassé à la recherche de Tatyana. Je l’ai même sentie à ma portée, mais elle s’échape toujours. Elle se joue de moi ! De Moi ! Que me faudra-t-il pour faire pencher son amour vers moi ?</text:span></text:p>
      <text:p text:style-name="P1"><text:tab/><text:span text:style-name="T12">Je suis maintenant sous Ravenloft. Je vis parmis les morts et dors sous les pierres même de ce creux château de désespoir. Il faudra que je condamne les murs des escaliers afin que personne ne puisse me perturb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mo for Powerline" svg:font-family="'Arimo for Powerline'" style:font-pitch="variable"/>
    <style:font-face style:name="TeX Gyre Chorus" svg:font-family="'TeX Gyre Choru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8T15:45:15.468270562</meta:creation-date>
    <dc:date>2019-08-28T17:23:03.104414192</dc:date>
    <meta:editing-duration>PT1H36M37S</meta:editing-duration>
    <meta:editing-cycles>140</meta:editing-cycles>
    <meta:generator>LibreOffice/6.0.7.3$Linux_X86_64 LibreOffice_project/00m0$Build-3</meta:generator>
    <meta:document-statistic meta:table-count="0" meta:image-count="0" meta:object-count="0" meta:page-count="1" meta:paragraph-count="12" meta:word-count="641" meta:character-count="3405" meta:non-whitespace-character-count="2762"/>
  </office:meta>
</office:document-meta>
</file>